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T13" style:family="text">
      <style:text-properties fo:color="#cc7a17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1" draw:style-name="gr1" draw:text-style-name="P17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d --name=cont1 ubuntu tail -f /dev/null</text:span></text:p>
          </table:table-cell>
        </table:table-row>
      </table:table>
      <text:list xml:id="list148237226" text:style-name="WWNum1">
        <text:list-item>
          <text:p text:style-name="P9"><text:span text:style-name="T11">Crea un contenedor con la imagen “ubuntu” (al no especificar, toma versión “latest”), le establece un nombre “cont1” y lanza el comando <text:s/>“tail -f /dev/null”, que es un comando cuya ejecución no acaba nunca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2941668958550" text:continue-numbering="true" text:style-name="WWNum1">
        <text:list-item>
          <text:p text:style-name="P9"><text:span text:style-name="T11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24.04 bash</text:span></text:p>
          </table:table-cell>
        </table:table-row>
      </table:table>
      <text:list xml:id="list12940348357549" text:continue-numbering="true" text:style-name="WWNum1">
        <text:list-item>
          <text:p text:style-name="P9"><text:span text:style-name="T11">Crea un contenedor con la imagen “ubuntu”, versión “24.04” y establece la variable de entorno “MENSAJE”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2" draw:style-name="gr1" draw:text-style-name="P17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2941277847405" text:continue-numbering="true" text:style-name="WWNum1">
        <text:list-item>
          <text:p text:style-name="P9"><text:span text:style-name="T11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2941980819090" text:continue-numbering="true" text:style-name="WWNum1">
        <text:list-item>
          <text:p text:style-name="P9"><text:span text:style-name="T11">Muestra información de todos los contenedores, tanto parados como en ejecución.</text:span></text:p>
        </text:list-item>
      </text:list>
      <text:p text:style-name="P12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1"><draw:rect text:anchor-type="as-char" style:rel-width="100%" draw:z-index="3" draw:style-name="gr1" draw:text-style-name="P17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2940577555288" text:continue-numbering="true" text:style-name="WWNum1">
        <text:list-item>
          <text:p text:style-name="P9"><text:span text:style-name="T11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2940828624308" text:continue-numbering="true" text:style-name="WWNum1">
        <text:list-item>
          <text:p text:style-name="P9"><text:span text:style-name="T11">Arranca el contenedor con nombre “mi contenedor”, enlazando el comando ejecutado al arranque a la entrada y salida estándar de la terminal del anfitrión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1"><draw:rect text:anchor-type="as-char" style:rel-width="100%" draw:z-index="4" draw:style-name="gr1" draw:text-style-name="P17" svg:width="0.0012in" svg:height="0.0213in"><text:p/></draw:rect>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idcont bash</text:span></text:p>
          </table:table-cell>
        </table:table-row>
      </table:table>
      <text:list xml:id="list12940136069709" text:continue-numbering="true" text:style-name="WWNum1">
        <text:list-item>
          <text:p text:style-name="P10"><text:span text:style-name="T11">Lanza en el contenedor “idcont” (que debe estar arrancado) el comando “bash”, enlazando la ejecución de forma interactiva a la entrada y salida estándar del anfitrión en la terminal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it -e FICHERO=prueba cont bash</text:span></text:p>
          </table:table-cell>
        </table:table-row>
      </table:table>
      <text:list xml:id="list12940794643224" text:continue-numbering="true" text:style-name="WWNum1">
        <text:list-item>
          <text:p text:style-name="P9"><text:span text:style-name="T11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ext:p text:style-name="P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exec -d cont touch /tmp/prueba</text:span></text:p>
          </table:table-cell>
        </table:table-row>
      </table:table>
      <text:list xml:id="list12941493584487" text:continue-numbering="true" text:style-name="WWNum1">
        <text:list-item>
          <text:p text:style-name="P9"><text:span text:style-name="T11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2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1"><draw:rect text:anchor-type="as-char" style:rel-width="100%" draw:z-index="5" draw:style-name="gr1" draw:text-style-name="P17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attach idcontainer</text:span></text:p>
          </table:table-cell>
        </table:table-row>
      </table:table>
      <text:list xml:id="list12941233298281" text:continue-numbering="true" text:style-name="WWNum1">
        <text:list-item>
          <text:p text:style-name="P9"><text:span text:style-name="T11">Enlaza nuestra terminal la entrada/salida de nuestra al proceso en segundo plano del contenedor “idcontainer”.</text:span></text:p>
        </text:list-item>
      </text:list>
      <text:p text:style-name="P12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1"><draw:rect text:anchor-type="as-char" style:rel-width="100%" draw:z-index="6" draw:style-name="gr1" draw:text-style-name="P17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logs -n 10 idcontainer</text:span></text:p>
          </table:table-cell>
        </table:table-row>
      </table:table>
      <text:list xml:id="list12941148281198" text:continue-numbering="true" text:style-name="WWNum1">
        <text:list-item>
          <text:p text:style-name="P9"><text:span text:style-name="T11">Muestra las 10 últimas líneas de la salida estándar producida por el proceso en ejecución en el contendor.</text:span></text:p>
        </text:list-item>
      </text:list>
      <text:p text:style-name="P12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1"><draw:rect text:anchor-type="as-char" style:rel-width="100%" draw:z-index="7" draw:style-name="gr1" draw:text-style-name="P17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idcontainer:/tmp/prueba ./</text:span></text:p>
          </table:table-cell>
        </table:table-row>
      </table:table>
      <text:list xml:id="list12942139784113" text:continue-numbering="true" text:style-name="WWNum1">
        <text:list-item>
          <text:p text:style-name="P9"><text:span text:style-name="T11">Copia el fichero “/tmp/prueba” del contenedor “idcontainer” al directorio actual del anfitrión.</text:span>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cp ./miFichero idcontainer:/tmp</text:span></text:p>
          </table:table-cell>
        </table:table-row>
      </table:table>
      <text:list xml:id="list12941521047768" text:continue-numbering="true" text:style-name="WWNum1">
        <text:list-item>
          <text:p text:style-name="P9"><text:span text:style-name="T11">Copia el fichero “miFichero” del directorio actual del anfitrión a la carpeta “/tmp” del contenedor.</text:span></text:p>
        </text:list-item>
      </text:list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9" meta:object-count="0" meta:page-count="1" meta:paragraph-count="43" meta:word-count="380" meta:character-count="2392" meta:non-whitespace-character-count="2056"/>
    <meta:generator>LibreOfficeDev/6.0.5.2$Linux_X86_64 LibreOffice_project/</meta:generator>
  </office:meta>
</office:document-meta>
</file>